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au27" style:family="table">
      <style:table-properties style:width="9.151cm" table:align="margins"/>
    </style:style>
    <style:style style:name="Tableau27.A" style:family="table-column">
      <style:table-column-properties style:column-width="2.505cm" style:rel-column-width="17938*"/>
    </style:style>
    <style:style style:name="Tableau27.B" style:family="table-column">
      <style:table-column-properties style:column-width="1.87cm" style:rel-column-width="13389*"/>
    </style:style>
    <style:style style:name="Tableau27.C" style:family="table-column">
      <style:table-column-properties style:column-width="1.561cm" style:rel-column-width="11179*"/>
    </style:style>
    <style:style style:name="Tableau27.D" style:family="table-column">
      <style:table-column-properties style:column-width="1.685cm" style:rel-column-width="12066*"/>
    </style:style>
    <style:style style:name="Tableau27.E" style:family="table-column">
      <style:table-column-properties style:column-width="1.531cm" style:rel-column-width="10963*"/>
    </style:style>
    <style:style style:name="Tableau27.1" style:family="table-row">
      <style:table-row-properties style:row-height="0.651cm"/>
    </style:style>
    <style:style style:name="Tableau27.A1" style:family="table-cell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27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27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27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27.E1" style:family="table-cell">
      <style:table-cell-properties style:vertical-align="middle" fo:padding="0cm" fo:border="0.5pt solid #000000"/>
    </style:style>
    <style:style style:name="Tableau27.A2" style:family="table-cell">
      <style:table-cell-properties style:vertical-align="middle" fo:background-color="#ecf191" fo:padding="0cm" fo:border-left="0.5pt solid #000000" fo:border-right="none" fo:border-top="none" fo:border-bottom="0.5pt solid #000000">
        <style:background-image/>
      </style:table-cell-properties>
    </style:style>
    <style:style style:name="Tableau27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7.B3" style:family="table-cell" style:data-style-name="N107">
      <style:table-cell-properties style:vertical-align="middle" fo:padding="0cm" fo:border-left="0.5pt solid #000000" fo:border-right="none" fo:border-top="none" fo:border-bottom="0.5pt solid #000000"/>
    </style:style>
    <style:style style:name="Tableau27.C3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27.D3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27.E3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Tableau27.B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C4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27.D4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27.E4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Tableau27.B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C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D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E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7.B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C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D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7.E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4" style:family="paragraph" style:parent-style-name="_5f_En-tête">
      <style:paragraph-properties fo:text-align="start" style:justify-single-word="false"/>
      <style:text-properties officeooo:rsid="01b6dc57" officeooo:paragraph-rsid="01b6dc57"/>
    </style:style>
    <style:style style:name="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" style:family="paragraph" style:parent-style-name="Footer">
      <style:text-properties officeooo:rsid="00178920" officeooo:paragraph-rsid="00178920"/>
    </style:style>
    <style:style style:name="P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9" style:family="paragraph" style:parent-style-name="Footer">
      <style:paragraph-properties fo:text-align="end" style:justify-single-word="false"/>
      <style:text-properties officeooo:paragraph-rsid="00d4df5c"/>
    </style:style>
    <style:style style:name="P10" style:family="paragraph" style:parent-style-name="_5f_Paragraphe_20_livret_20_">
      <style:paragraph-properties fo:text-align="end" style:justify-single-word="false"/>
      <style:text-properties officeooo:paragraph-rsid="019eafd1"/>
    </style:style>
    <style:style style:name="P11" style:family="paragraph" style:parent-style-name="_5f_Paragraphe_20_livret_20_">
      <style:paragraph-properties fo:text-align="end" style:justify-single-word="false"/>
      <style:text-properties officeooo:paragraph-rsid="01a07a86"/>
    </style:style>
    <style:style style:name="P12" style:family="paragraph" style:parent-style-name="_5f_Paragraphe_20_livret_20_">
      <style:paragraph-properties fo:text-align="end" style:justify-single-word="false"/>
      <style:text-properties officeooo:paragraph-rsid="01a185b9"/>
    </style:style>
    <style:style style:name="P13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9eafd1"/>
    </style:style>
    <style:style style:name="P14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a07a86"/>
    </style:style>
    <style:style style:name="P15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a185b9"/>
    </style:style>
    <style:style style:name="P16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b2f9a9"/>
    </style:style>
    <style:style style:name="P17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b482ad"/>
    </style:style>
    <style:style style:name="P18" style:family="paragraph" style:parent-style-name="_5f_Paragraphe_20_livret_20_">
      <style:paragraph-properties fo:text-align="end" style:justify-single-word="false"/>
      <style:text-properties officeooo:paragraph-rsid="01b482ad"/>
    </style:style>
    <style:style style:name="P19" style:family="paragraph" style:parent-style-name="_5f_Paragraphe_20_livret_20_">
      <style:paragraph-properties fo:text-align="end" style:justify-single-word="false"/>
      <style:text-properties officeooo:paragraph-rsid="01b2f9a9"/>
    </style:style>
    <style:style style:name="P20" style:family="paragraph" style:parent-style-name="Footer">
      <style:paragraph-properties fo:text-align="start" style:justify-single-word="false"/>
      <style:text-properties officeooo:paragraph-rsid="00d4df5c"/>
    </style:style>
    <style:style style:name="P21" style:family="paragraph" style:parent-style-name="Header">
      <style:text-properties fo:font-size="14pt" style:font-size-asian="14pt" style:font-size-complex="14pt"/>
    </style:style>
    <style:style style:name="P2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3" style:family="paragraph" style:parent-style-name="Standard">
      <style:text-properties fo:font-size="6pt" style:font-size-asian="6pt" style:font-size-complex="6pt"/>
    </style:style>
    <style:style style:name="P24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Paragraphe_20_livret_20_">
      <style:paragraph-properties fo:text-align="center" style:justify-single-word="false"/>
      <style:text-properties fo:font-size="10pt" fo:font-weight="normal" officeooo:rsid="003ea4d7" officeooo:paragraph-rsid="01b5d0c4" style:font-size-asian="10pt" style:font-weight-asian="normal" style:font-size-complex="10pt" style:font-weight-complex="normal"/>
    </style:style>
    <style:style style:name="P26" style:family="paragraph" style:parent-style-name="_5f_Paragraphe_20_livret_20_">
      <style:paragraph-properties fo:text-align="center" style:justify-single-word="false"/>
      <style:text-properties fo:font-size="10pt" fo:font-weight="normal" officeooo:paragraph-rsid="01b5d0c4" style:font-size-asian="10pt" style:font-weight-asian="normal" style:font-size-complex="10pt" style:font-weight-complex="normal"/>
    </style:style>
    <style:style style:name="P2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2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Footer">
      <style:text-properties officeooo:paragraph-rsid="00c384cf"/>
    </style:style>
    <style:style style:name="P3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31" style:family="paragraph" style:parent-style-name="Table_20_Contents">
      <style:paragraph-properties fo:text-align="justify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officeooo:rsid="01a692f2" officeooo:paragraph-rsid="01a692f2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paragraph-rsid="01a692f2"/>
    </style:style>
    <style:style style:name="P35" style:family="paragraph" style:parent-style-name="_5f_Paragraphe_20_livret_20_">
      <style:paragraph-properties fo:text-align="center" style:justify-single-word="false"/>
      <style:text-properties officeooo:paragraph-rsid="01b5d0c4"/>
    </style:style>
    <style:style style:name="P36" style:family="paragraph" style:parent-style-name="Table_20_Contents">
      <style:paragraph-properties fo:text-align="end" style:justify-single-word="false"/>
      <style:text-properties officeooo:rsid="01b0077d" officeooo:paragraph-rsid="01b0077d"/>
    </style:style>
    <style:style style:name="P37" style:family="paragraph" style:parent-style-name="Table_20_Contents">
      <style:paragraph-properties fo:text-align="justify" style:justify-single-word="false"/>
      <style:text-properties officeooo:rsid="01b0077d" officeooo:paragraph-rsid="01b0077d"/>
    </style:style>
    <style:style style:name="P38" style:family="paragraph" style:parent-style-name="_5f_Paragraphe_20_livret_20_">
      <style:paragraph-properties fo:text-align="center" style:justify-single-word="false"/>
      <style:text-properties fo:font-weight="bold" officeooo:rsid="003ea4d7" officeooo:paragraph-rsid="01b5d0c4" style:font-weight-asian="bold" style:font-weight-complex="bold"/>
    </style:style>
    <style:style style:name="P39" style:family="paragraph" style:parent-style-name="Standard" style:list-style-name="_5f_Numérotation_20_des_20_exercices_20_livrets">
      <style:text-properties officeooo:paragraph-rsid="01b5d0c4"/>
    </style:style>
    <style:style style:name="P40" style:family="paragraph" style:parent-style-name="Table_20_Contents" style:list-style-name="List_20_1">
      <style:paragraph-properties fo:text-align="justify" style:justify-single-word="false"/>
    </style:style>
    <style:style style:name="P41" style:family="paragraph" style:parent-style-name="_5f_Paragraphe_20_livret_20_réponse_20_élève" style:list-style-name="_5f_Numérotation_20_des_20_exercices_20_livrets">
      <style:text-properties officeooo:paragraph-rsid="01a692f2"/>
    </style:style>
    <style:style style:name="P42" style:family="paragraph" style:parent-style-name="_5f_Paragraphe_20_livret_20_réponse_20_élève" style:list-style-name="_5f_Numérotation_20_des_20_exercices_20_livrets">
      <style:text-properties officeooo:paragraph-rsid="01b482ad"/>
    </style:style>
    <style:style style:name="P43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1a692f2"/>
    </style:style>
    <style:style style:name="P44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1c1a0cc"/>
    </style:style>
    <style:style style:name="P45" style:family="paragraph" style:parent-style-name="_5f_Paragraphe_20_livret_20_réponse_20_élève" style:list-style-name="">
      <style:paragraph-properties fo:text-align="end" style:justify-single-word="false"/>
      <style:text-properties officeooo:paragraph-rsid="01c1a0cc"/>
    </style:style>
    <style:style style:name="P46" style:family="paragraph" style:parent-style-name="_5f_Paragraphe_20_énoncé_20_après_20_numéro">
      <style:paragraph-properties fo:text-align="end" style:justify-single-word="false"/>
      <style:text-properties officeooo:paragraph-rsid="019eafd1"/>
    </style:style>
    <style:style style:name="P47" style:family="paragraph" style:parent-style-name="_5f_Paragraphe_20_énoncé_20_après_20_numéro">
      <style:paragraph-properties fo:text-align="end" style:justify-single-word="false"/>
      <style:text-properties officeooo:paragraph-rsid="01a07a86"/>
    </style:style>
    <style:style style:name="P48" style:family="paragraph" style:parent-style-name="_5f_Paragraphe_20_énoncé_20_après_20_numéro">
      <style:paragraph-properties fo:text-align="end" style:justify-single-word="false"/>
      <style:text-properties officeooo:paragraph-rsid="01a185b9"/>
    </style:style>
    <style:style style:name="P49" style:family="paragraph" style:parent-style-name="_5f_Paragraphe_20_énoncé_20_après_20_numéro" style:list-style-name="_5f_Numérotation_20_des_20_exercices_20_livrets">
      <style:paragraph-properties fo:text-align="end" style:justify-single-word="false"/>
      <style:text-properties officeooo:paragraph-rsid="01b2f9a9"/>
    </style:style>
    <style:style style:name="P50" style:family="paragraph" style:parent-style-name="_5f_Paragraphe_20_énoncé_20_après_20_numéro">
      <style:paragraph-properties fo:text-align="end" style:justify-single-word="false"/>
      <style:text-properties officeooo:paragraph-rsid="01b2f9a9"/>
    </style:style>
    <style:style style:name="P51" style:family="paragraph" style:parent-style-name="_5f_Paragraphe_20_énoncé_20_après_20_numéro">
      <style:paragraph-properties fo:text-align="end" style:justify-single-word="false"/>
      <style:text-properties officeooo:paragraph-rsid="01b482ad"/>
    </style:style>
    <style:style style:name="P52" style:family="paragraph" style:parent-style-name="_5f_Paragraphe_20_énoncé_20_après_20_numéro" style:list-style-name="_5f_Numérotation_20_des_20_exercices_20_livrets">
      <style:text-properties officeooo:paragraph-rsid="01aa02d3"/>
    </style:style>
    <style:style style:name="P53" style:family="paragraph" style:parent-style-name="_5f_Paragraphe_20_énoncé_20_après_20_numéro" style:list-style-name="_5f_Numérotation_20_des_20_exercices_20_livrets">
      <style:text-properties officeooo:paragraph-rsid="01add038"/>
    </style:style>
    <style:style style:name="P54" style:family="paragraph" style:parent-style-name="_5f_Paragraphe_20_énoncé_20_après_20_numéro" style:list-style-name="_5f_Numérotation_20_des_20_exercices_20_livrets">
      <style:text-properties officeooo:paragraph-rsid="01b25ee7"/>
    </style:style>
    <style:style style:name="P55" style:family="paragraph" style:parent-style-name="_5f_Paragraphe_20_énoncé_20_après_20_numéro" style:list-style-name="_5f_Numérotation_20_des_20_exercices_20_livrets">
      <style:text-properties officeooo:paragraph-rsid="01c5570b"/>
    </style:style>
    <style:style style:name="P56" style:family="paragraph" style:parent-style-name="_5f_Paragraphe_20_énoncé_20_après_20_numéro" style:list-style-name="_5f_Numérotation_20_des_20_exercices_20_livrets">
      <style:text-properties officeooo:paragraph-rsid="01b482ad"/>
    </style:style>
    <style:style style:name="P57" style:family="paragraph" style:parent-style-name="_5f_Paragraphe_20_énoncé_20_après_20_numéro" style:list-style-name="_5f_Numérotation_20_des_20_exercices_20_livrets">
      <style:paragraph-properties fo:text-align="start" style:justify-single-word="false"/>
      <style:text-properties officeooo:paragraph-rsid="01add038"/>
    </style:style>
    <style:style style:name="P58" style:family="paragraph" style:parent-style-name="_5f_Titre_20_d_27_exercices_20_livret" style:list-style-name="_5f_Numérotation_20_des_20_exercices_20_livrets"/>
    <style:style style:name="P59" style:family="paragraph" style:parent-style-name="_5f_Titre_20_d_27_exercices_20_livret_20_sans_20_titre" style:master-page-name="SERIE_5f_G_5f_GAUCHE_5f_ET_5f_DROITE_5f_2COL">
      <style:paragraph-properties style:page-number="4"/>
      <style:text-properties officeooo:paragraph-rsid="019eafd1"/>
    </style:style>
    <style:style style:name="P60" style:family="paragraph" style:parent-style-name="_5f_Titre_20_d_27_exercices_20_livret_20_sans_20_titre">
      <style:paragraph-properties fo:text-align="end" style:justify-single-word="false"/>
      <style:text-properties officeooo:paragraph-rsid="019eafd1"/>
    </style:style>
    <style:style style:name="P61" style:family="paragraph" style:parent-style-name="_5f_Titre_20_d_27_exercices_20_livret_20_sans_20_titre">
      <style:paragraph-properties fo:text-align="end" style:justify-single-word="false"/>
      <style:text-properties officeooo:paragraph-rsid="01b482ad"/>
    </style:style>
    <style:style style:name="P62" style:family="paragraph" style:parent-style-name="_5f_Titre_20_d_27_exercices_20_livret_20_sans_20_titre" style:list-style-name="_5f_Numérotation_20_des_20_exercices_20_livrets">
      <style:text-properties officeooo:paragraph-rsid="01aa02d3"/>
    </style:style>
    <style:style style:name="P63" style:family="paragraph" style:parent-style-name="_5f_Titre_20_d_27_exercices_20_livret_20_sans_20_titre" style:list-style-name="_5f_Numérotation_20_des_20_exercices_20_livrets">
      <style:text-properties officeooo:paragraph-rsid="01add038"/>
    </style:style>
    <style:style style:name="P64" style:family="paragraph" style:parent-style-name="_5f_Titre_20_d_27_exercices_20_livret_20_sans_20_titre" style:list-style-name="_5f_Numérotation_20_des_20_exercices_20_livrets">
      <style:text-properties officeooo:paragraph-rsid="01c5570b"/>
    </style:style>
    <style:style style:name="P65" style:family="paragraph" style:parent-style-name="_5f_Titre_20_d_27_exercices_20_livret_20_sans_20_titre" style:list-style-name="_5f_Numérotation_20_des_20_exercices_20_livrets">
      <style:text-properties officeooo:paragraph-rsid="01b2f9a9"/>
    </style:style>
    <style:style style:name="P66" style:family="paragraph" style:parent-style-name="_5f_Titre_20_d_27_exercices_20_livret_20_sans_20_titre">
      <style:text-properties officeooo:paragraph-rsid="01b482ad"/>
    </style:style>
    <style:style style:name="P67" style:family="paragraph" style:parent-style-name="_5f_Titre_20_d_27_exercices_20_livret_20_sans_20_titre">
      <style:text-properties officeooo:paragraph-rsid="01b5d0c4"/>
    </style:style>
    <style:style style:name="P6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9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0" style:family="paragraph">
      <style:paragraph-properties fo:text-align="center"/>
    </style:style>
    <style:style style:name="P7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7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officeooo:rsid="00990660"/>
    </style:style>
    <style:style style:name="T6" style:family="text">
      <style:text-properties fo:font-variant="small-caps" officeooo:rsid="0054f64f"/>
    </style:style>
    <style:style style:name="T7" style:family="text">
      <style:text-properties fo:font-variant="small-caps" officeooo:rsid="00b5d2d1"/>
    </style:style>
    <style:style style:name="T8" style:family="text">
      <style:text-properties fo:font-variant="small-caps" officeooo:rsid="00b6801f"/>
    </style:style>
    <style:style style:name="T9" style:family="text">
      <style:text-properties fo:text-transform="uppercase" fo:color="#808080" loext:opacity="100%" style:font-name="Bitstream Vera Sans7" fo:font-size="9pt" officeooo:rsid="0160d7ef" fo:background-color="transparent" loext:char-shading-value="0"/>
    </style:style>
    <style:style style:name="T10" style:family="text">
      <style:text-properties fo:text-transform="uppercase" fo:color="#808080" loext:opacity="100%" style:font-name="Bitstream Vera Sans7" fo:font-size="9pt" officeooo:rsid="00d4df5c" fo:background-color="transparent" loext:char-shading-value="0"/>
    </style:style>
    <style:style style:name="T11" style:family="text">
      <style:text-properties fo:text-transform="uppercase" fo:color="#808080" loext:opacity="100%" style:font-name="Bitstream Vera Sans7" fo:font-size="9pt" officeooo:rsid="019c9165" fo:background-color="transparent" loext:char-shading-value="0"/>
    </style:style>
    <style:style style:name="T12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13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14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T15" style:family="text">
      <style:text-properties style:use-window-font-color="true" loext:opacity="0%" style:text-position="0% 100%" style:font-name="Bitstream Vera Sans6" fo:font-size="10pt" fo:font-style="normal" officeooo:rsid="003b3045" fo:background-color="transparent" loext:char-shading-value="0" style:font-name-asian="OpenSymbol" style:font-style-asian="normal" style:font-name-complex="OpenSymbol" style:font-style-complex="normal"/>
    </style:style>
    <style:style style:name="T16" style:family="text">
      <style:text-properties style:use-window-font-color="true" loext:opacity="0%" style:text-position="0% 100%" style:font-name="Bitstream Vera Sans6" fo:font-size="10pt" fo:font-style="normal" officeooo:rsid="003a5e50" fo:background-color="transparent" loext:char-shading-value="0" style:font-name-asian="OpenSymbol" style:font-style-asian="normal" style:font-name-complex="OpenSymbol" style:font-style-complex="normal"/>
    </style:style>
    <style:style style:name="T17" style:family="text">
      <style:text-properties style:use-window-font-color="true" loext:opacity="0%" style:text-position="0% 100%" style:font-name-asian="OpenSymbol" style:font-style-asian="normal" style:font-name-complex="OpenSymbol" style:font-style-complex="normal"/>
    </style:style>
    <style:style style:name="T18" style:family="text">
      <style:text-properties style:use-window-font-color="true" loext:opacity="0%" style:text-position="0% 100%" officeooo:rsid="002b76ac" style:font-name-asian="OpenSymbol" style:font-style-asian="normal" style:font-name-complex="OpenSymbol" style:font-style-complex="normal"/>
    </style:style>
    <style:style style:name="T19" style:family="text">
      <style:text-properties style:use-window-font-color="true" loext:opacity="0%" style:text-position="0% 100%" officeooo:rsid="002d13de" style:font-name-asian="OpenSymbol" style:font-style-asian="normal" style:font-name-complex="OpenSymbol" style:font-style-complex="normal"/>
    </style:style>
    <style:style style:name="T20" style:family="text">
      <style:text-properties style:use-window-font-color="true" loext:opacity="0%" style:text-position="0% 100%" officeooo:rsid="01a692f2" style:font-name-asian="OpenSymbol" style:font-style-asian="normal" style:font-name-complex="OpenSymbol" style:font-style-complex="normal"/>
    </style:style>
    <style:style style:name="T21" style:family="text">
      <style:text-properties style:use-window-font-color="true" loext:opacity="0%" officeooo:rsid="01c1a0cc"/>
    </style:style>
    <style:style style:name="T22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23" style:family="text">
      <style:text-properties officeooo:rsid="002925a2"/>
    </style:style>
    <style:style style:name="T24" style:family="text">
      <style:text-properties officeooo:rsid="002b33ed"/>
    </style:style>
    <style:style style:name="T25" style:family="text">
      <style:text-properties fo:color="#000000" loext:opacity="100%" style:font-name="Bitstream Vera Sans7" fo:font-size="10pt" officeooo:rsid="003a5e50"/>
    </style:style>
    <style:style style:name="T26" style:family="text">
      <style:text-properties fo:color="#000000" loext:opacity="100%" style:font-name="Bitstream Vera Sans7" fo:font-size="10pt" officeooo:rsid="01a692f2"/>
    </style:style>
    <style:style style:name="T27" style:family="text">
      <style:text-properties style:text-position="0% 100%"/>
    </style:style>
    <style:style style:name="T28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29" style:family="text">
      <style:text-properties style:text-position="0% 100%" officeooo:rsid="003a5e50"/>
    </style:style>
    <style:style style:name="T30" style:family="text">
      <style:text-properties style:text-position="0% 100%" officeooo:rsid="003b3045"/>
    </style:style>
    <style:style style:name="T31" style:family="text">
      <style:text-properties style:text-position="0% 100%" officeooo:rsid="002b76ac"/>
    </style:style>
    <style:style style:name="T32" style:family="text">
      <style:text-properties style:text-position="0% 100%" officeooo:rsid="01a692f2"/>
    </style:style>
    <style:style style:name="T33" style:family="text">
      <style:text-properties style:text-position="0% 100%" officeooo:rsid="019eafd1"/>
    </style:style>
    <style:style style:name="T34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1a692f2" fo:background-color="transparent" loext:char-shading-value="0"/>
    </style:style>
    <style:style style:name="T36" style:family="text">
      <style:text-properties style:font-name="Bitstream Vera Sans1"/>
    </style:style>
    <style:style style:name="T37" style:family="text">
      <style:text-properties style:font-name="Bitstream Vera Sans1" fo:language="zxx" fo:country="none" fo:font-style="normal" style:language-asian="zxx" style:country-asian="none" style:font-style-asian="normal" style:font-style-complex="normal"/>
    </style:style>
    <style:style style:name="T38" style:family="text">
      <style:text-properties style:font-name="OpenSymbol" fo:language="zxx" fo:country="none" fo:font-style="normal" style:language-asian="zxx" style:country-asian="none" style:font-style-asian="normal" style:font-style-complex="normal"/>
    </style:style>
    <style:style style:name="T39" style:family="text">
      <style:text-properties officeooo:rsid="019eafd1"/>
    </style:style>
    <style:style style:name="T40" style:family="text">
      <style:text-properties officeooo:rsid="01a07a86"/>
    </style:style>
    <style:style style:name="T41" style:family="text">
      <style:text-properties officeooo:rsid="01a185b9"/>
    </style:style>
    <style:style style:name="T42" style:family="text">
      <style:text-properties officeooo:rsid="002b76ac"/>
    </style:style>
    <style:style style:name="T43" style:family="text">
      <style:text-properties officeooo:rsid="002d13de"/>
    </style:style>
    <style:style style:name="T44" style:family="text">
      <style:text-properties officeooo:rsid="003a5e50"/>
    </style:style>
    <style:style style:name="T45" style:family="text">
      <style:text-properties officeooo:rsid="01a692f2"/>
    </style:style>
    <style:style style:name="T46" style:family="text">
      <style:text-properties officeooo:rsid="01aa02d3"/>
    </style:style>
    <style:style style:name="T47" style:family="text">
      <style:text-properties officeooo:rsid="01ab9061"/>
    </style:style>
    <style:style style:name="T48" style:family="text">
      <style:text-properties officeooo:rsid="01add038"/>
    </style:style>
    <style:style style:name="T49" style:family="text">
      <style:text-properties officeooo:rsid="01aecee7"/>
    </style:style>
    <style:style style:name="T50" style:family="text">
      <style:text-properties officeooo:rsid="01b0077d"/>
    </style:style>
    <style:style style:name="T51" style:family="text">
      <style:text-properties officeooo:rsid="01b25ee7"/>
    </style:style>
    <style:style style:name="T52" style:family="text">
      <style:text-properties officeooo:rsid="01b2f9a9"/>
    </style:style>
    <style:style style:name="T53" style:family="text">
      <style:text-properties officeooo:rsid="01b482ad"/>
    </style:style>
    <style:style style:name="T54" style:family="text">
      <style:text-properties officeooo:rsid="01b5d0c4"/>
    </style:style>
    <style:style style:name="T55" style:family="text">
      <style:text-properties fo:language="zxx" fo:country="none" fo:font-style="normal" style:language-asian="zxx" style:country-asian="none" style:font-style-asian="normal" style:font-style-complex="normal"/>
    </style:style>
    <style:style style:name="T56" style:family="text">
      <style:text-properties officeooo:rsid="01c1a0cc"/>
    </style:style>
    <style:style style:name="T5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3" fo:column-gap="1.499cm">
          <style:column style:rel-width="21845*" fo:start-indent="0cm" fo:end-indent="0.749cm"/>
          <style:column style:rel-width="21845*" fo:start-indent="0.749cm" fo:end-indent="0.749cm"/>
          <style:column style:rel-width="21845*" fo:start-indent="0.74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.198cm">
          <style:column-sep style:width="0.035cm" style:color="#d7e12c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8" draw:name="Shape3_1" draw:style-name="gr4" draw:text-style-name="P70" svg:x1="11.645cm" svg:y1="1.437cm" svg:x2="21.997cm" svg:y2="1.411cm">
        <text:p/>
      </draw:line>
      <draw:line text:anchor-type="page" text:anchor-page-number="1" draw:z-index="7" draw:name="Shape3_0" draw:style-name="gr4" draw:text-style-name="P70" svg:x1="11.645cm" svg:y1="1.437cm" svg:x2="21.997cm" svg:y2="1.411cm">
        <text:p/>
      </draw:line>
      <draw:frame text:anchor-type="page" text:anchor-page-number="2" draw:z-index="6" draw:name="Shape8_1" draw:style-name="gr5" draw:text-style-name="P71" svg:width="2.703cm" svg:height="0.715cm" draw:transform="rotate (0.0872664625997165) translate (1.32644444444444cm 1.21884722222222cm)">
        <draw:text-box>
          <text:p text:style-name="P70"><text:span text:style-name="T57">Série 2</text:span></text:p>
        </draw:text-box>
      </draw:frame>
      <text:section text:style-name="Sect1" text:name="Section11">
        <text:section text:style-name="Sect2" text:name="Section12">
          <text:section text:style-name="Sect2" text:name="Section13">
            <text:list xml:id="list3466428072" text:style-name="_5f_Numérotation_20_des_20_exercices_20_livrets">
              <text:list-item>
                <text:h text:style-name="P59" text:outline-level="1"><text:span text:style-name="livret"><text:span text:style-name="T39">Calcule les produits suivants (il est recomman­dé de poser les retenues ).</text:span></text:span></text:h>
              </text:list-item>
            </text:list>
            <text:section text:style-name="Sect3" text:name="Section1">
              <text:list xml:id="list232609504092497" text:continue-numbering="true" text:style-name="_5f_Numérotation_20_des_20_exercices_20_livrets">
                <text:list-item>
                  <text:list>
                    <text:list-item>
                      <text:h text:style-name="P60" text:outline-level="1"><text:span text:style-name="livret"><text:span text:style-name="T39">4 3</text:span></text:span></text:h>
                    </text:list-item>
                  </text:list>
                </text:list-item>
              </text:list>
              <text:p text:style-name="P13"><text:span text:style-name="MATH"><text:span text:style-name="T28">×</text:span></text:span><text:span text:style-name="livret"><text:span text:style-name="T39"> <text:s text:c="4"/>7</text:span></text:span></text:p>
              <text:p text:style-name="P10"><text:span text:style-name="_5f_pointillés_20_gris">……….</text:span></text:p>
              <text:p text:style-name="P10"><text:span text:style-name="_5f_pointillés_20_gris"/></text:p>
              <text:list xml:id="list232608663950659" text:continue-numbering="true" text:style-name="_5f_Numérotation_20_des_20_exercices_20_livrets">
                <text:list-item>
                  <text:list>
                    <text:list-item>
                      <text:p text:style-name="P46"><text:span text:style-name="livret"><text:span text:style-name="T39">4 <text:s/>2 2 1</text:span></text:span></text:p>
                    </text:list-item>
                  </text:list>
                </text:list-item>
              </text:list>
              <text:p text:style-name="P13"><text:span text:style-name="MATH"><text:span text:style-name="T28">×</text:span></text:span><text:span text:style-name="livret"><text:span text:style-name="T39"> <text:s text:c="11"/>8</text:span></text:span></text:p>
              <text:p text:style-name="P10"><text:span text:style-name="_5f_pointillés_20_gris">……………</text:span></text:p>
              <text:p text:style-name="P10"><text:span text:style-name="_5f_pointillés_20_gris"/></text:p>
              <text:p text:style-name="P10"><text:span text:style-name="_5f_pointillés_20_gris"/></text:p>
              <text:p text:style-name="P10"><text:span text:style-name="_5f_pointillés_20_gris"/></text:p>
              <text:p text:style-name="P10"><text:span text:style-name="_5f_pointillés_20_gris"/></text:p>
              <text:list xml:id="list232609146119053" text:continue-numbering="true" text:style-name="_5f_Numérotation_20_des_20_exercices_20_livrets">
                <text:list-item>
                  <text:list>
                    <text:list-item>
                      <text:p text:style-name="P46"><text:span text:style-name="livret"><text:span text:style-name="T39">5 <text:s/>7 2 1</text:span></text:span></text:p>
                    </text:list-item>
                  </text:list>
                </text:list-item>
              </text:list>
              <text:p text:style-name="P13"><text:span text:style-name="MATH"><text:span text:style-name="T28">×</text:span></text:span><text:span text:style-name="livret"><text:span text:style-name="T39"> <text:s text:c="11"/>5</text:span></text:span></text:p>
              <text:p text:style-name="P10"><text:span text:style-name="_5f_pointillés_20_gris">……………</text:span></text:p>
              <text:p text:style-name="P10"><text:span text:style-name="_5f_pointillés_20_gris"/></text:p>
              <text:list xml:id="list232610397697522" text:continue-numbering="true" text:style-name="_5f_Numérotation_20_des_20_exercices_20_livrets">
                <text:list-item>
                  <text:list>
                    <text:list-item>
                      <text:p text:style-name="P46"><text:span text:style-name="livret"><text:span text:style-name="T39">4 3 2</text:span></text:span></text:p>
                    </text:list-item>
                  </text:list>
                </text:list-item>
              </text:list>
              <text:p text:style-name="P13"><text:span text:style-name="MATH"><text:span text:style-name="T28">×</text:span></text:span><text:span text:style-name="livret"><text:span text:style-name="T39"> <text:s text:c="3"/>1 3</text:span></text:span></text:p>
              <text:p text:style-name="P10"><text:span text:style-name="_5f_pointillés_20_gris">………..</text:span></text:p>
              <text:p text:style-name="P13"><text:span text:style-name="_5f_pointillés_20_gris">………..</text:span></text:p>
              <text:p text:style-name="P10"><text:span text:style-name="_5f_pointillés_20_gris">………..</text:span></text:p>
              <text:p text:style-name="P10"><text:span text:style-name="_5f_pointillés_20_gris"/></text:p>
              <text:p text:style-name="P10"><text:span text:style-name="_5f_pointillés_20_gris"/></text:p>
              <text:list xml:id="list232609450694831" text:continue-numbering="true" text:style-name="_5f_Numérotation_20_des_20_exercices_20_livrets">
                <text:list-item>
                  <text:list>
                    <text:list-item>
                      <text:p text:style-name="P47"><text:span text:style-name="livret"><text:span text:style-name="T40">2 3 2</text:span></text:span></text:p>
                    </text:list-item>
                  </text:list>
                </text:list-item>
              </text:list>
              <text:p text:style-name="P14"><text:span text:style-name="MATH"><text:span text:style-name="T28">×</text:span></text:span><text:span text:style-name="livret"><text:span text:style-name="T40"> <text:s text:c="3"/>2 1</text:span></text:span></text:p>
              <text:p text:style-name="P11"><text:span text:style-name="_5f_pointillés_20_gris">………..</text:span></text:p>
              <text:p text:style-name="P14"><text:span text:style-name="_5f_pointillés_20_gris">………..</text:span></text:p>
              <text:p text:style-name="P11"><text:span text:style-name="_5f_pointillés_20_gris">………..</text:span></text:p>
              <text:list xml:id="list232608668029195" text:continue-numbering="true" text:style-name="_5f_Numérotation_20_des_20_exercices_20_livrets">
                <text:list-item>
                  <text:list>
                    <text:list-item>
                      <text:p text:style-name="P48"><text:span text:style-name="livret"><text:span text:style-name="T41">4 1 2</text:span></text:span></text:p>
                    </text:list-item>
                  </text:list>
                </text:list-item>
              </text:list>
              <text:p text:style-name="P15"><text:span text:style-name="MATH"><text:span text:style-name="T28">×</text:span></text:span><text:span text:style-name="livret"><text:span text:style-name="T41"> 5 0 9</text:span></text:span></text:p>
              <text:p text:style-name="P12"><text:span text:style-name="_5f_pointillés_20_gris">…………..</text:span></text:p>
              <text:p text:style-name="P12"><text:span text:style-name="_5f_pointillés_20_gris">…………..</text:span></text:p>
              <text:p text:style-name="P15"><text:span text:style-name="_5f_pointillés_20_gris">…………..</text:span></text:p>
              <text:p text:style-name="P12"><text:span text:style-name="_5f_pointillés_20_gris">…………..</text:span></text:p>
            </text:section>
            <text:list xml:id="list232609826570610" text:continue-numbering="true" text:style-name="_5f_Numérotation_20_des_20_exercices_20_livrets">
              <text:list-item>
                <text:h text:style-name="P62" text:outline-level="1"><text:span text:style-name="livret"><text:span text:style-name="T46">Complète avec les nombres 10, 100 ou 1 000 :</text:span></text:span></text:h>
                <text:list>
                  <text:list-item>
                    <text:p text:style-name="P52"><text:span text:style-name="livret"><text:span text:style-name="T46">5,45 </text:span></text:span><text:span text:style-name="MATH"><text:span text:style-name="T28">×</text:span></text:span><text:span text:style-name="livret"><text:span text:style-name="T46"> </text:span></text:span><text:span text:style-name="_5f_pointillés_20_gris"><text:span text:style-name="T46">………..…</text:span></text:span><text:span text:style-name="livret"><text:span text:style-name="T46"> = 5 450</text:span></text:span></text:p>
                  </text:list-item>
                  <text:list-item>
                    <text:p text:style-name="P52"><text:span text:style-name="livret"><text:span text:style-name="T46">2,98 </text:span></text:span><text:span text:style-name="MATH"><text:span text:style-name="T28">×</text:span></text:span><text:span text:style-name="livret"><text:span text:style-name="T46"> </text:span></text:span><text:span text:style-name="_5f_pointillés_20_gris"><text:span text:style-name="T46">………..…</text:span></text:span><text:span text:style-name="livret"><text:span text:style-name="T46"> = 29,8</text:span></text:span></text:p>
                  </text:list-item>
                  <text:list-item>
                    <text:p text:style-name="P52"><text:span text:style-name="livret"><text:span text:style-name="T46">2,34 </text:span></text:span><text:span text:style-name="MATH"><text:span text:style-name="T28">×</text:span></text:span><text:span text:style-name="livret"><text:span text:style-name="T46"> </text:span></text:span><text:span text:style-name="_5f_pointillés_20_gris"><text:span text:style-name="T46">………..…</text:span></text:span><text:span text:style-name="livret"><text:span text:style-name="T46"> = 234</text:span></text:span></text:p>
                  </text:list-item>
                  <text:list-item>
                    <text:p text:style-name="P52"><text:span text:style-name="livret"><text:span text:style-name="T46">0,345 </text:span></text:span><text:span text:style-name="MATH"><text:span text:style-name="T28">×</text:span></text:span><text:span text:style-name="livret"><text:span text:style-name="T46"> </text:span></text:span><text:span text:style-name="_5f_pointillés_20_gris"><text:span text:style-name="T46">………..…</text:span></text:span><text:span text:style-name="livret"><text:span text:style-name="T46"> = 3,45</text:span></text:span></text:p>
                  </text:list-item>
                  <text:list-item>
                    <text:p text:style-name="P52"><text:span text:style-name="livret"><text:span text:style-name="T46">0,014 </text:span></text:span><text:span text:style-name="MATH"><text:span text:style-name="T28">×</text:span></text:span><text:span text:style-name="livret"><text:span text:style-name="T46"> </text:span></text:span><text:span text:style-name="_5f_pointillés_20_gris"><text:span text:style-name="T46">………..…</text:span></text:span><text:span text:style-name="livret"><text:span text:style-name="T46"> = 1,4</text:span></text:span></text:p>
                  </text:list-item>
                  <text:list-item>
                    <text:p text:style-name="P52"><text:span text:style-name="livret"><text:span text:style-name="T46">0,32 </text:span></text:span><text:span text:style-name="MATH"><text:span text:style-name="T28">×</text:span></text:span><text:span text:style-name="livret"><text:span text:style-name="T46"> </text:span></text:span><text:span text:style-name="_5f_pointillés_20_gris"><text:span text:style-name="T46">………..…</text:span></text:span><text:span text:style-name="livret"><text:span text:style-name="T46"> = 320</text:span></text:span></text:p>
                  </text:list-item>
                </text:list>
              </text:list-item>
              <text:list-item>
                <text:h text:style-name="P63" text:outline-level="1"><text:span text:style-name="livret"><text:span text:style-name="T46">Complète avec les nombres </text:span></text:span><text:span text:style-name="livret"><text:span text:style-name="T48">0,1, 0,01, 0,001 :</text:span></text:span></text:h>
              </text:list-item>
            </text:list>
            <text:section text:style-name="Sect1" text:name="Section6">
              <text:list xml:id="list232608476193048" text:continue-numbering="true" text:style-name="_5f_Numérotation_20_des_20_exercices_20_livrets">
                <text:list-item>
                  <text:list>
                    <text:list-item>
                      <text:p text:style-name="P53"><text:span text:style-name="livret"><text:span text:style-name="T48">3,4 </text:span></text:span><text:span text:style-name="MATH"><text:span text:style-name="T28">×</text:span></text:span><text:span text:style-name="livret"><text:span text:style-name="T48"> </text:span></text:span><text:span text:style-name="_5f_pointillés_20_gris"><text:span text:style-name="T48">………</text:span></text:span><text:span text:style-name="livret"><text:span text:style-name="T48"> = 0,034</text:span></text:span></text:p>
                    </text:list-item>
                    <text:list-item>
                      <text:p text:style-name="P57"><text:span text:style-name="livret"><text:span text:style-name="T48">345 </text:span></text:span><text:span text:style-name="MATH"><text:span text:style-name="T28">×</text:span></text:span><text:span text:style-name="livret"><text:span text:style-name="T48"> </text:span></text:span><text:span text:style-name="_5f_pointillés_20_gris"><text:span text:style-name="T48">…….</text:span></text:span><text:span text:style-name="livret"><text:span text:style-name="T48">=0,034 5</text:span></text:span></text:p>
                    </text:list-item>
                    <text:list-item>
                      <text:p text:style-name="P53"><text:span text:style-name="_5f_pointillés_20_gris"><text:span text:style-name="T48">……… </text:span></text:span><text:span text:style-name="MATH"><text:span text:style-name="T28">×</text:span></text:span><text:span text:style-name="_5f_pointillés_20_gris"><text:span text:style-name="T48"> </text:span></text:span><text:span text:style-name="livret"><text:span text:style-name="T48">27 = 0,027</text:span></text:span></text:p>
                    </text:list-item>
                    <text:list-item>
                      <text:p text:style-name="P53"><text:span text:style-name="_5f_pointillés_20_gris"><text:span text:style-name="T48">………</text:span></text:span><text:span text:style-name="livret"><text:span text:style-name="T48"> </text:span></text:span><text:span text:style-name="MATH"><text:span text:style-name="T28">×</text:span></text:span><text:span text:style-name="livret"><text:span text:style-name="T48"> 0,6 = 0,06</text:span></text:span></text:p>
                    </text:list-item>
                  </text:list>
                </text:list-item>
              </text:list>
            </text:section>
            <text:list xml:id="list232610071135409" text:continue-numbering="true" text:style-name="_5f_Numérotation_20_des_20_exercices_20_livrets">
              <text:list-item>
                <text:h text:style-name="P64" text:outline-level="1"><text:span text:style-name="livret"><text:span text:style-name="T46">Calcule mentalement :</text:span></text:span></text:h>
              </text:list-item>
            </text:list>
            <text:section text:style-name="Sect4" text:name="Section2">
              <text:list xml:id="list232609928222396" text:continue-numbering="true" text:style-name="_5f_Numérotation_20_des_20_exercices_20_livrets">
                <text:list-item>
                  <text:list>
                    <text:list-item>
                      <text:p text:style-name="P55"><text:span text:style-name="livret"><text:span text:style-name="T47">100 </text:span></text:span><text:span text:style-name="MATH"><text:span text:style-name="T28">×</text:span></text:span><text:span text:style-name="livret"><text:span text:style-name="T47"> 0,01 = </text:span></text:span><text:span text:style-name="_5f_pointillés_20_gris"><text:span text:style-name="T47">……</text:span></text:span></text:p>
                    </text:list-item>
                    <text:list-item>
                      <text:p text:style-name="P55"><text:span text:style-name="livret"><text:span text:style-name="T47">10 </text:span></text:span><text:span text:style-name="MATH"><text:span text:style-name="T28">×</text:span></text:span><text:span text:style-name="livret"><text:span text:style-name="T47"> 0,001 = </text:span></text:span><text:span text:style-name="_5f_pointillés_20_gris"><text:span text:style-name="T47">……</text:span></text:span></text:p>
                    </text:list-item>
                    <text:list-item>
                      <text:p text:style-name="P55"><text:span text:style-name="livret"><text:span text:style-name="T47">1 </text:span></text:span><text:span text:style-name="MATH"><text:span text:style-name="T28">×</text:span></text:span><text:span text:style-name="livret"><text:span text:style-name="T47"> 0,1 = </text:span></text:span><text:span text:style-name="_5f_pointillés_20_gris"><text:span text:style-name="T47">……</text:span></text:span></text:p>
                    </text:list-item>
                    <text:list-item>
                      <text:p text:style-name="P55"><text:span text:style-name="livret"><text:span text:style-name="T47">1 000 </text:span></text:span><text:span text:style-name="MATH"><text:span text:style-name="T28">×</text:span></text:span><text:span text:style-name="livret"><text:span text:style-name="T47"> 0,1 = </text:span></text:span><text:span text:style-name="_5f_pointillés_20_gris"><text:span text:style-name="T47">……</text:span></text:span></text:p>
                    </text:list-item>
                  </text:list>
                </text:list-item>
              </text:list>
            </text:section>
            <text:list xml:id="list232608726420548" text:continue-numbering="true" text:style-name="_5f_Numérotation_20_des_20_exercices_20_livrets">
              <text:list-item>
                <text:h text:style-name="P65" text:outline-level="1"><text:span text:style-name="livret"><text:span text:style-name="T52">Calcule en regroupant astucieusement :</text:span></text:span></text:h>
                <text:list>
                  <text:list-item>
                    <text:p text:style-name="P44"><text:span text:style-name="livret"><text:span text:style-name="T56">A = </text:span></text:span><text:span text:style-name="livret"><text:span text:style-name="T52">0,9 </text:span></text:span><text:span text:style-name="MATH"><text:span text:style-name="T28">×</text:span></text:span><text:span text:style-name="livret"><text:span text:style-name="T52"> 2 </text:span></text:span><text:span text:style-name="MATH"><text:span text:style-name="T28">×</text:span></text:span><text:span text:style-name="livret"><text:span text:style-name="T52"> 0,7 </text:span></text:span><text:span text:style-name="MATH"><text:span text:style-name="T28">×</text:span></text:span><text:span text:style-name="livret"><text:span text:style-name="T52"> 50 =</text:span></text:span><text:span text:style-name="_5f_pointillés_20_gris"><text:span text:style-name="T52">…………………….…….…</text:span></text:span></text:p>
                  </text:list-item>
                </text:list>
              </text:list-item>
            </text:list>
            <text:p text:style-name="P45"><text:span text:style-name="livret"><text:span text:style-name="T52"><text:s/></text:span></text:span><text:span text:style-name="livret"><text:span text:style-name="T56">= </text:span></text:span><text:span text:style-name="_5f_pointillés_20_gris"><text:span text:style-name="T56">.</text:span></text:span><text:span text:style-name="_5f_pointillés_20_gris"><text:span text:style-name="T52">…………………………….</text:span></text:span></text:p>
            <text:p text:style-name="P45"><text:span text:style-name="_5f_pointillés_20_gris"><text:span text:style-name="T21">= </text:span></text:span><text:span text:style-name="_5f_pointillés_20_gris"><text:span text:style-name="T52">……………………………..</text:span></text:span></text:p>
            <text:list xml:id="list232608920169583" text:continue-numbering="true" text:style-name="_5f_Numérotation_20_des_20_exercices_20_livrets">
              <text:list-item>
                <text:list>
                  <text:list-item>
                    <text:p text:style-name="P44"><text:span text:style-name="livret"><text:span text:style-name="T56">B = </text:span></text:span><text:span text:style-name="livret"><text:span text:style-name="T52">0,25 </text:span></text:span><text:span text:style-name="livret"><text:span text:style-name="T34">×</text:span></text:span><text:span text:style-name="livret"><text:span text:style-name="T52"> 5,65 </text:span></text:span><text:span text:style-name="MATH"><text:span text:style-name="T28">×</text:span></text:span><text:span text:style-name="livret"><text:span text:style-name="T52"> 4 =</text:span></text:span><text:span text:style-name="_5f_pointillés_20_gris"><text:span text:style-name="T52">…………………………………</text:span></text:span></text:p>
                  </text:list-item>
                </text:list>
              </text:list-item>
            </text:list>
            <text:p text:style-name="P45"><text:span text:style-name="_5f_pointillés_20_gris"><text:span text:style-name="T21">= </text:span></text:span><text:span text:style-name="_5f_pointillés_20_gris"><text:span text:style-name="T52">.………………………………..</text:span></text:span></text:p>
            <text:p text:style-name="P45"><text:span text:style-name="_5f_pointillés_20_gris"><text:span text:style-name="T21">= </text:span></text:span><text:span text:style-name="_5f_pointillés_20_gris"><text:span text:style-name="T56">.</text:span></text:span><text:span text:style-name="_5f_pointillés_20_gris"><text:span text:style-name="T52">………………………………..</text:span></text:span></text:p>
            <text:list xml:id="list232609340688132" text:continue-numbering="true" text:style-name="_5f_Numérotation_20_des_20_exercices_20_livrets">
              <text:list-item>
                <text:list>
                  <text:list-item>
                    <text:p text:style-name="P44"><text:span text:style-name="livret"><text:span text:style-name="T56">C = </text:span></text:span><text:span text:style-name="livret"><text:span text:style-name="T52">8 </text:span></text:span><text:span text:style-name="MATH"><text:span text:style-name="T28">×</text:span></text:span><text:span text:style-name="livret"><text:span text:style-name="T52"> 52 </text:span></text:span><text:span text:style-name="MATH"><text:span text:style-name="T28">×</text:span></text:span><text:span text:style-name="livret"><text:span text:style-name="T52"> 12,5 =</text:span></text:span><text:span text:style-name="_5f_pointillés_20_gris"><text:span text:style-name="T52">…………………………………….</text:span></text:span></text:p>
                  </text:list-item>
                </text:list>
              </text:list-item>
            </text:list>
            <text:p text:style-name="P45"><text:span text:style-name="_5f_pointillés_20_gris"><text:span text:style-name="T21">=</text:span></text:span><text:span text:style-name="_5f_pointillés_20_gris"><text:span text:style-name="T56"> ...</text:span></text:span><text:span text:style-name="_5f_pointillés_20_gris"><text:span text:style-name="T52">…………………………………</text:span></text:span></text:p>
            <text:p text:style-name="P45"><text:span text:style-name="_5f_pointillés_20_gris"><text:span text:style-name="T21">=</text:span></text:span><text:span text:style-name="_5f_pointillés_20_gris"><text:span text:style-name="T56"> .</text:span></text:span><text:span text:style-name="_5f_pointillés_20_gris"><text:span text:style-name="T52">..…………………………………</text:span></text:span></text:p>
            <text:list xml:id="list232610048163228" text:continue-numbering="true" text:style-name="_5f_Numérotation_20_des_20_exercices_20_livrets">
              <text:list-item>
                <text:list>
                  <text:list-item>
                    <text:p text:style-name="P44"><text:span text:style-name="livret"><text:span text:style-name="T56">D = </text:span></text:span><text:span text:style-name="livret"><text:span text:style-name="T52">2,5 </text:span></text:span><text:span text:style-name="MATH"><text:span text:style-name="T28">×</text:span></text:span><text:span text:style-name="livret"><text:span text:style-name="T52"> 1,7 </text:span></text:span><text:span text:style-name="MATH"><text:span text:style-name="T28">×</text:span></text:span><text:span text:style-name="livret"><text:span text:style-name="T52"> 0,4 =</text:span></text:span><text:span text:style-name="_5f_pointillés_20_gris"><text:span text:style-name="T52">…………………………..……..</text:span></text:span></text:p>
                  </text:list-item>
                </text:list>
              </text:list-item>
            </text:list>
            <text:p text:style-name="P45"><text:span text:style-name="_5f_pointillés_20_gris"><text:span text:style-name="T21">=</text:span></text:span><text:span text:style-name="_5f_pointillés_20_gris"><text:span text:style-name="T56"> .</text:span></text:span><text:span text:style-name="_5f_pointillés_20_gris"><text:span text:style-name="T52">…………………………………</text:span></text:span></text:p>
            <text:p text:style-name="P45"><text:span text:style-name="_5f_pointillés_20_gris"><text:span text:style-name="T21">=</text:span></text:span><text:span text:style-name="_5f_pointillés_20_gris"><text:span text:style-name="T56"> </text:span></text:span><text:span text:style-name="_5f_pointillés_20_gris"><text:span text:style-name="T52">…..……………………………..</text:span></text:span></text:p>
            <text:list xml:id="list232608744317471" text:continue-numbering="true" text:style-name="_5f_Numérotation_20_des_20_exercices_20_livrets">
              <text:list-item>
                <text:h text:style-name="P66" text:outline-level="1"><text:span text:style-name="livret"><text:span text:style-name="T53">Pose et effectue les multiplications suivantes :</text:span></text:span></text:h>
              </text:list-item>
            </text:list>
            <text:section text:style-name="Sect4" text:name="Section14">
              <text:list xml:id="list232610494712058" text:continue-numbering="true" text:style-name="_5f_Numérotation_20_des_20_exercices_20_livrets">
                <text:list-item>
                  <text:list>
                    <text:list-item>
                      <text:p text:style-name="P56"><text:span text:style-name="livret"><text:span text:style-name="T53">2,05 </text:span></text:span><text:span text:style-name="MATH"><text:span text:style-name="T28">×</text:span></text:span><text:span text:style-name="livret"><text:span text:style-name="T53"> 4,15</text:span></text:span></text:p>
                    </text:list-item>
                    <text:list-item>
                      <text:p text:style-name="P56"><text:span text:style-name="livret"><text:span text:style-name="T53">4,78 </text:span></text:span><text:span text:style-name="MATH"><text:span text:style-name="T28">×</text:span></text:span><text:span text:style-name="livret"><text:span text:style-name="T53"> 8,7</text:span></text:span></text:p>
                    </text:list-item>
                    <text:list-item>
                      <text:p text:style-name="P56"><text:span text:style-name="livret"><text:span text:style-name="T53">6,2 </text:span></text:span><text:span text:style-name="MATH"><text:span text:style-name="T28">×</text:span></text:span><text:span text:style-name="livret"><text:span text:style-name="T53"> 5,97</text:span></text:span></text:p>
                    </text:list-item>
                    <text:list-item>
                      <text:p text:style-name="P56"><text:span text:style-name="livret"><text:span text:style-name="T53">7,65 </text:span></text:span><text:span text:style-name="MATH"><text:span text:style-name="T28">×</text:span></text:span><text:span text:style-name="livret"><text:span text:style-name="T53"> 1,32</text:span></text:span></text:p>
                    </text:list-item>
                  </text:list>
                </text:list-item>
              </text:list>
            </text:section>
            <text:list xml:id="list232610465547891" text:continue-numbering="true" text:style-name="_5f_Numérotation_20_des_20_exercices_20_livrets">
              <text:list-item>
                <text:h text:style-name="P67" text:outline-level="1"><text:span text:style-name="livret"><text:span text:style-name="T54">Sans poser l’opération ni utiliser de calcula­trice, entoure le résultat juste :</text:span></text:span></text:h>
                <text:p text:style-name="P39"/>
              </text:list-item>
            </text:list>
            <table:table table:name="Tableau27" table:style-name="Tableau27">
              <table:table-column table:style-name="Tableau27.A"/>
              <table:table-column table:style-name="Tableau27.B"/>
              <table:table-column table:style-name="Tableau27.C"/>
              <table:table-column table:style-name="Tableau27.D"/>
              <table:table-column table:style-name="Tableau27.E"/>
              <table:table-header-rows>
                <table:table-row table:style-name="Tableau27.1">
                  <table:table-cell table:style-name="Tableau27.A1" office:value-type="string">
                    <text:p text:style-name="P25">Réponse</text:p>
                  </table:table-cell>
                  <table:table-cell table:style-name="Tableau27.B1" office:value-type="string">
                    <text:p text:style-name="P38">A</text:p>
                  </table:table-cell>
                  <table:table-cell table:style-name="Tableau27.C1" office:value-type="string">
                    <text:p text:style-name="P38">B</text:p>
                  </table:table-cell>
                  <table:table-cell table:style-name="Tableau27.D1" office:value-type="string">
                    <text:p text:style-name="P38">C</text:p>
                  </table:table-cell>
                  <table:table-cell table:style-name="Tableau27.E1" office:value-type="string">
                    <text:p text:style-name="P38">D</text:p>
                  </table:table-cell>
                </table:table-row>
              </table:table-header-rows>
              <table:table-row table:style-name="Tableau27.1">
                <table:table-cell table:style-name="Tableau27.A2" office:value-type="string">
                  <text:p text:style-name="P26"><text:span text:style-name="T37">10,3 </text:span><text:span text:style-name="T38">×</text:span><text:span text:style-name="livret"><text:span text:style-name="T55"> </text:span></text:span><text:span text:style-name="T37">7,5</text:span></text:p>
                </table:table-cell>
                <table:table-cell table:style-name="Tableau27.B2" office:value-type="string">
                  <text:p text:style-name="P35">77,29</text:p>
                </table:table-cell>
                <table:table-cell table:style-name="Tableau27.C2" office:value-type="string">
                  <text:p text:style-name="P35">68,412</text:p>
                </table:table-cell>
                <table:table-cell table:style-name="Tableau27.D2" office:value-type="string">
                  <text:p text:style-name="P35">77,25</text:p>
                </table:table-cell>
                <table:table-cell table:style-name="Tableau27.E2" office:value-type="string">
                  <text:p text:style-name="P35">7,25</text:p>
                </table:table-cell>
              </table:table-row>
              <table:table-row table:style-name="Tableau27.1">
                <table:table-cell table:style-name="Tableau27.A2" office:value-type="string">
                  <text:p text:style-name="P26"><text:span text:style-name="T36">11,6</text:span><text:span text:style-name="T37"> </text:span><text:span text:style-name="T38">×</text:span><text:span text:style-name="livret"><text:span text:style-name="T55"> </text:span></text:span><text:span text:style-name="T37">29,8</text:span></text:p>
                </table:table-cell>
                <table:table-cell table:style-name="Tableau27.B3" office:value-type="float" office:value="354.578">
                  <text:p text:style-name="P35">354,578</text:p>
                </table:table-cell>
                <table:table-cell table:style-name="Tableau27.C3" office:value-type="float" office:value="321.12">
                  <text:p text:style-name="P35">321,12</text:p>
                </table:table-cell>
                <table:table-cell table:style-name="Tableau27.D3" office:value-type="float" office:value="512.88">
                  <text:p text:style-name="P35">512,88</text:p>
                </table:table-cell>
                <table:table-cell table:style-name="Tableau27.E3" office:value-type="float" office:value="345.68">
                  <text:p text:style-name="P35">345,68</text:p>
                </table:table-cell>
              </table:table-row>
              <table:table-row table:style-name="Tableau27.1">
                <table:table-cell table:style-name="Tableau27.A2" office:value-type="string">
                  <text:p text:style-name="P26"><text:span text:style-name="T36">346</text:span><text:span text:style-name="T37"> </text:span><text:span text:style-name="T38">×</text:span><text:span text:style-name="livret"><text:span text:style-name="T55"> </text:span></text:span><text:span text:style-name="T37">0,97</text:span></text:p>
                </table:table-cell>
                <table:table-cell table:style-name="Tableau27.B4" office:value-type="string">
                  <text:p text:style-name="P35">3 263,62</text:p>
                </table:table-cell>
                <table:table-cell table:style-name="Tableau27.C4" office:value-type="float" office:value="36.62">
                  <text:p text:style-name="P35">36,62</text:p>
                </table:table-cell>
                <table:table-cell table:style-name="Tableau27.D4" office:value-type="float" office:value="335.62">
                  <text:p text:style-name="P35">335,62</text:p>
                </table:table-cell>
                <table:table-cell table:style-name="Tableau27.E4" office:value-type="float" office:value="348.62">
                  <text:p text:style-name="P35">348,62</text:p>
                </table:table-cell>
              </table:table-row>
              <table:table-row table:style-name="Tableau27.1">
                <table:table-cell table:style-name="Tableau27.A2" office:value-type="string">
                  <text:p text:style-name="P26"><text:span text:style-name="T36">1,03</text:span><text:span text:style-name="T37"> </text:span><text:span text:style-name="T38">×</text:span><text:span text:style-name="livret"><text:span text:style-name="T55"> </text:span></text:span><text:span text:style-name="T37">698,4</text:span></text:p>
                </table:table-cell>
                <table:table-cell table:style-name="Tableau27.B5" office:value-type="string">
                  <text:p text:style-name="P35">7 233,352</text:p>
                </table:table-cell>
                <table:table-cell table:style-name="Tableau27.C5" office:value-type="string">
                  <text:p text:style-name="P35">719,352</text:p>
                </table:table-cell>
                <table:table-cell table:style-name="Tableau27.D5" office:value-type="string">
                  <text:p text:style-name="P35">687,352</text:p>
                </table:table-cell>
                <table:table-cell table:style-name="Tableau27.E5" office:value-type="string">
                  <text:p text:style-name="P35">68,352</text:p>
                </table:table-cell>
              </table:table-row>
              <table:table-row table:style-name="Tableau27.1">
                <table:table-cell table:style-name="Tableau27.A2" office:value-type="string">
                  <text:p text:style-name="P26"><text:span text:style-name="T37">2,5 </text:span><text:span text:style-name="T38">×</text:span><text:span text:style-name="livret"><text:span text:style-name="T55"> </text:span></text:span><text:span text:style-name="T37">4,4</text:span></text:p>
                </table:table-cell>
                <table:table-cell table:style-name="Tableau27.B6" office:value-type="string">
                  <text:p text:style-name="P35">8,444</text:p>
                </table:table-cell>
                <table:table-cell table:style-name="Tableau27.C6" office:value-type="string">
                  <text:p text:style-name="P35">11</text:p>
                </table:table-cell>
                <table:table-cell table:style-name="Tableau27.D6" office:value-type="string">
                  <text:p text:style-name="P35">33,5</text:p>
                </table:table-cell>
                <table:table-cell table:style-name="Tableau27.E6" office:value-type="string">
                  <text:p text:style-name="P35">2,2</text:p>
                </table:table-cell>
              </table:table-row>
            </table:table>
            <text:list xml:id="list232610288390056" text:continue-numbering="true" text:style-name="_5f_Numérotation_20_des_20_exercices_20_livrets">
              <text:list-item>
                <text:h text:style-name="P64" text:outline-level="1"><text:span text:style-name="livret"><text:span text:style-name="T51">Calcule mentalement :</text:span></text:span></text:h>
              </text:list-item>
            </text:list>
            <text:section text:style-name="Sect5" text:name="Section3">
              <text:list xml:id="list232610476745140" text:continue-numbering="true" text:style-name="_5f_Numérotation_20_des_20_exercices_20_livrets">
                <text:list-item>
                  <text:list>
                    <text:list-item>
                      <text:p text:style-name="P55"><text:span text:style-name="livret"><text:span text:style-name="T52">0,2 </text:span></text:span><text:span text:style-name="MATH"><text:span text:style-name="T28">×</text:span></text:span><text:span text:style-name="livret"><text:span text:style-name="T52"> 0,5 = </text:span></text:span><text:span text:style-name="_5f_pointillés_20_gris"><text:span text:style-name="T52">………….</text:span></text:span></text:p>
                    </text:list-item>
                    <text:list-item>
                      <text:p text:style-name="P55"><text:span text:style-name="livret"><text:span text:style-name="T52">0,7 </text:span></text:span><text:span text:style-name="livret"><text:span text:style-name="T34">×</text:span></text:span><text:span text:style-name="livret"><text:span text:style-name="T52"> 0,08 = </text:span></text:span><text:span text:style-name="_5f_pointillés_20_gris"><text:span text:style-name="T52">………..</text:span></text:span></text:p>
                    </text:list-item>
                    <text:list-item>
                      <text:p text:style-name="P55"><text:span text:style-name="livret"><text:span text:style-name="T52">0,9 </text:span></text:span><text:span text:style-name="MATH"><text:span text:style-name="T28">×</text:span></text:span><text:span text:style-name="livret"><text:span text:style-name="T52"> 0,04 = </text:span></text:span><text:span text:style-name="_5f_pointillés_20_gris"><text:span text:style-name="T52">………//</text:span></text:span></text:p>
                    </text:list-item>
                    <text:list-item>
                      <text:p text:style-name="P55"><text:span text:style-name="livret"><text:span text:style-name="T52">0,4 </text:span></text:span><text:span text:style-name="MATH"><text:span text:style-name="T28">×</text:span></text:span><text:span text:style-name="livret"><text:span text:style-name="T52"> 2,5 = </text:span></text:span><text:span text:style-name="_5f_pointillés_20_gris"><text:span text:style-name="T52">…………</text:span></text:span></text:p>
                    </text:list-item>
                    <text:list-item>
                      <text:p text:style-name="P55"><text:span text:style-name="livret"><text:span text:style-name="T52">0,41 </text:span></text:span><text:span text:style-name="MATH"><text:span text:style-name="T28">×</text:span></text:span><text:span text:style-name="livret"><text:span text:style-name="T52"> 3 = </text:span></text:span><text:span text:style-name="_5f_pointillés_20_gris"><text:span text:style-name="T52">………….</text:span></text:span></text:p>
                    </text:list-item>
                    <text:list-item>
                      <text:p text:style-name="P55"><text:span text:style-name="livret"><text:span text:style-name="T52">0,85 </text:span></text:span><text:span text:style-name="MATH"><text:span text:style-name="T28">×</text:span></text:span><text:span text:style-name="livret"><text:span text:style-name="T52"> 0,2 = </text:span></text:span><text:span text:style-name="_5f_pointillés_20_gris"><text:span text:style-name="T52">…………</text:span></text:span></text:p>
                    </text:list-item>
                    <text:list-item>
                      <text:p text:style-name="P55"><text:span text:style-name="livret"><text:span text:style-name="T52">0,3 </text:span></text:span><text:span text:style-name="MATH"><text:span text:style-name="T28">×</text:span></text:span><text:span text:style-name="livret"><text:span text:style-name="T52"> 12,2 = </text:span></text:span><text:span text:style-name="_5f_pointillés_20_gris"><text:span text:style-name="T52">………..</text:span></text:span></text:p>
                    </text:list-item>
                    <text:list-item>
                      <text:p text:style-name="P55"><text:span text:style-name="livret"><text:span text:style-name="T52">1,21 </text:span></text:span><text:span text:style-name="MATH"><text:span text:style-name="T28">×</text:span></text:span><text:span text:style-name="livret"><text:span text:style-name="T52"> 0,4 = </text:span></text:span><text:span text:style-name="_5f_pointillés_20_gris"><text:span text:style-name="T52">………..</text:span></text:span></text:p>
                    </text:list-item>
                    <text:list-item>
                      <text:p text:style-name="P55"><text:span text:style-name="livret"><text:span text:style-name="T52">0,47 </text:span></text:span><text:span text:style-name="MATH"><text:span text:style-name="T28">×</text:span></text:span><text:span text:style-name="livret"><text:span text:style-name="T52"> 0,02 = </text:span></text:span><text:span text:style-name="_5f_pointillés_20_gris"><text:span text:style-name="T52">………</text:span></text:span></text:p>
                    </text:list-item>
                    <text:list-item>
                      <text:p text:style-name="P55"><text:span text:style-name="livret"><text:span text:style-name="T52">11,1 </text:span></text:span><text:span text:style-name="MATH"><text:span text:style-name="T28">×</text:span></text:span><text:span text:style-name="livret"><text:span text:style-name="T52"> 0,05 = </text:span></text:span><text:span text:style-name="_5f_pointillés_20_gris"><text:span text:style-name="T52">………</text:span></text:span></text:p>
                    </text:list-item>
                  </text:list>
                </text:list-item>
              </text:list>
            </text:section>
            <text:p text:style-name="_5f_Paragraphe_20_livret_20_"><text:span text:style-name="livret"/></text:p>
            <text:p text:style-name="_5f_Paragraphe_20_livret_20_"><text:span text:style-name="livret"/></text:p>
            <text:p text:style-name="_5f_Paragraphe_20_livret_20_"><text:span text:style-name="livret"/>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paragraph-properties fo:text-align="start" style:justify-single-word="false"/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start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20_d_27_activités" style:display-name="_Paragraphe d'activités" style:family="paragraph" style:parent-style-name="Standard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1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rsid="01b6dc57" officeooo:paragraph-rsid="01b6dc57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paragraph-properties fo:text-align="end" style:justify-single-word="false"/>
      <style:text-properties officeooo:paragraph-rsid="00d4df5c"/>
    </style:style>
    <style:style style:name="MP9" style:family="paragraph" style:parent-style-name="Footer">
      <style:paragraph-properties fo:text-align="start" style:justify-single-word="false"/>
      <style:text-properties officeooo:paragraph-rsid="00d4df5c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Footer">
      <style:text-properties officeooo:rsid="00178920" officeooo:paragraph-rsid="00178920"/>
    </style:style>
    <style:style style:name="MP20" style:family="paragraph" style:parent-style-name="Footer">
      <style:text-properties officeooo:paragraph-rsid="00c384cf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" style:family="text">
      <style:text-properties fo:text-transform="uppercase" fo:color="#808080" loext:opacity="100%" style:font-name="Bitstream Vera Sans7" fo:font-size="9pt" officeooo:rsid="0160d7ef" fo:background-color="transparent" loext:char-shading-value="0"/>
    </style:style>
    <style:style style:name="MT5" style:family="text">
      <style:text-properties fo:text-transform="uppercase" fo:color="#808080" loext:opacity="100%" style:font-name="Bitstream Vera Sans7" fo:font-size="9pt" officeooo:rsid="00d4df5c" fo:background-color="transparent" loext:char-shading-value="0"/>
    </style:style>
    <style:style style:name="MT6" style:family="text">
      <style:text-properties fo:text-transform="uppercase" fo:color="#808080" loext:opacity="100%" style:font-name="Bitstream Vera Sans7" fo:font-size="9pt" officeooo:rsid="019c9165" fo:background-color="transparent" loext:char-shading-value="0"/>
    </style:style>
    <style:style style:name="MT7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MT8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1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2" style:family="text">
      <style:text-properties fo:font-variant="small-caps" officeooo:rsid="00990660"/>
    </style:style>
    <style:style style:name="MT13" style:family="text">
      <style:text-properties fo:font-variant="small-caps" officeooo:rsid="0054f64f"/>
    </style:style>
    <style:style style:name="MT14" style:family="text">
      <style:text-properties fo:font-variant="small-caps" officeooo:rsid="00b5d2d1"/>
    </style:style>
    <style:style style:name="MT15" style:family="text">
      <style:text-properties fo:font-variant="small-caps" officeooo:rsid="00b6801f"/>
    </style:style>
    <style:style style:name="MT16" style:family="text">
      <style:text-properties officeooo:rsid="002925a2"/>
    </style:style>
    <style:style style:name="MT17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_5f_Fiche_20_format_20_Site" loext:hidden="true" style:hidden="true" style:display-name="_Fiche format Site" style:page-layout-name="Mpm3" draw:style-name="Mdp2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Landscape" style:page-layout-name="Mpm10" draw:style-name="Mdp2"/>
    <style:master-page style:name="SERIE_5f_G_5f_GAUCHE_5f_ET_5f_DROITE_5f_2COL" style:display-name="SERIE_G_GAUCHE_ET_DROITE_2COL" style:page-layout-name="Mpm11" draw:style-name="Mdp1">
      <style:header>
        <text:p text:style-name="MP4">Calcler : <text:span text:style-name="MT3">Multiplier</text:span> </text:p>
      </style:header>
      <style:footer>
        <text:p text:style-name="MP5"><draw:frame draw:style-name="Mfr1" draw:name="Frame1" text:anchor-type="paragraph" svg:y="-0.06cm" draw:z-index="13"><draw:text-box fo:min-height="0.499cm" fo:min-width="7.096cm"><draw:frame draw:style-name="Mfr2" draw:name="Frame2" text:anchor-type="frame" svg:x="0.45cm" svg:y="0.079cm" svg:width="0.817cm" draw:z-index="14"><draw:text-box fo:min-height="0.355cm"><text:p text:style-name="MP6"><draw:g text:anchor-type="paragraph" draw:z-index="4" draw:name="Shape4_1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4</text:page-number></text:p></draw:text-box></draw:frame><text:p text:style-name="MP8"><text:span text:style-name="MT4">calculer</text:span><text:span text:style-name="MT5"> : </text:span><text:span text:style-name="MT6">Multiplier</text:span></text:p></draw:text-box></draw:frame></text:p>
      </style:footer>
      <style:footer-left>
        <text:p text:style-name="MP5"><draw:frame draw:style-name="Mfr1" draw:name="Frame3" text:anchor-type="paragraph" svg:y="-0.06cm" draw:z-index="9"><draw:text-box fo:min-height="0.499cm" fo:min-width="7.096cm"><draw:frame draw:style-name="Mfr2" draw:name="Frame4" text:anchor-type="frame" svg:x="0.45cm" svg:y="0.079cm" svg:width="0.817cm" draw:z-index="10"><draw:text-box fo:min-height="0.355cm"><text:p text:style-name="MP6"><text:page-number text:select-page="current">5</text:page-number></text:p></draw:text-box></draw:frame><text:p text:style-name="MP9"><text:span text:style-name="MT4">calculer</text:span><text:span text:style-name="MT5"> : </text:span><text:span text:style-name="MT6">Multiplier</text:span></text:p></draw:text-box></draw:frame><draw:g text:anchor-type="paragraph" draw:z-index="5" draw:name="Shape4_5" draw:style-name="Mgr1"><draw:path draw:style-name="Mgr2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odile" style:page-layout-name="Mpm12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11" draw:name="Shape5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12">N1 : Priorités, distributivité</text:p>
              </table:table-cell>
              <table:table-cell table:style-name="Tableau5.A1" office:value-type="string">
                <text:p text:style-name="MP12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13">Série 1 : Priorités opératoires</text:p>
            </table:table-cell>
            <table:table-cell table:style-name="Tableau5.A1" office:value-type="string">
              <text:p text:style-name="MP13"/>
            </table:table-cell>
          </table:table-row>
        </table:table>
        <text:p text:style-name="MP14"><text:span text:style-name="corps"><text:span text:style-name="MT7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12" draw:name="Shape6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12">5N1 : Priorités, distributivité</text:p>
              </table:table-cell>
              <table:table-cell table:style-name="Tableau7.A1" office:value-type="string">
                <text:p text:style-name="MP12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13">Série 1 : Priorités opératoires</text:p>
            </table:table-cell>
            <table:table-cell table:style-name="Tableau7.A1" office:value-type="string">
              <text:p text:style-name="MP13"/>
            </table:table-cell>
          </table:table-row>
        </table:table>
        <text:p text:style-name="MP14"><text:span text:style-name="corps"><text:span text:style-name="MT7"/></text:span></text:p>
      </style:header-left>
      <style:footer>
        <text:p text:style-name="MP15"><text:span text:style-name="MT8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3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 draw:style-name="Mdp2">
      <style:header>
        <text:p text:style-name="MP16">Série 6 : Démonstrations (2)</text:p>
        <text:list xml:id="list3466428072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9">Calculer</text:span> : <text:span text:style-name="MT9">Additionner et soustraire</text:span></text:p>
      </style:header>
      <style:footer>
        <text:p text:style-name="MP19"><draw:frame draw:style-name="Mfr3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0"><text:span text:style-name="MT10">Calculer : additionner et soustraire</text:span><text:span text:style-name="MT11"> </text:span></text:p></draw:text-box></draw:frame><draw:g text:anchor-type="paragraph" draw:z-index="1" draw:name="Shape4_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g text:anchor-type="paragraph" draw:z-index="2" draw:name="Shape4_0" draw:style-name="Mgr1"><draw:path draw:style-name="Mgr6" draw:text-style-name="MP21" svg:width="0.855cm" svg:height="1.172cm" svg:x="-0.143cm" svg:y="-0.175cm" svg:viewBox="0 0 856 1173" svg:d="M856 1173h-856v-991c0-100 79-182 175-182h505c97 0 176 82 176 182z"><text:p/></draw:path></draw:g><draw:frame draw:style-name="Mfr3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0"><text:span text:style-name="MT10">Calculer</text:span><text:span text:style-name="MT11"> : </text:span><text:span text:style-name="MT10">additionner et soustraire</text:span></text:p></draw:text-box></draw:frame><draw:g text:anchor-type="paragraph" draw:z-index="3" draw:name="Shape4_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2"><text:span text:style-name="MT12">Géométrie plane</text:span><text:span text:style-name="MT13"> : </text:span><text:span text:style-name="MT14">Parallèles, perpendiculaires,<text:line-break/> </text:span><text:span text:style-name="MT15">distances</text:span></text:p>
      </style:header>
      <style:footer>
        <text:p text:style-name="MP19"><draw:frame draw:style-name="Mfr3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0" draw:name="Shape4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6">espace</text:span> • <text:span text:style-name="MT17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11-03T23:26:08.097000000</dc:date>
    <meta:editing-duration>P2DT20H34M54S</meta:editing-duration>
    <meta:editing-cycles>339</meta:editing-cycles>
    <meta:generator>LibreOffice/7.4.3.2$Windows_X86_64 LibreOffice_project/1048a8393ae2eeec98dff31b5c133c5f1d08b890</meta:generator>
    <meta:document-statistic meta:table-count="3" meta:image-count="0" meta:object-count="0" meta:page-count="2" meta:paragraph-count="130" meta:word-count="477" meta:character-count="2229" meta:non-whitespace-character-count="1812"/>
  </office:meta>
</office:document-meta>
</file>